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26.447cm" svg:height="19.789cm" svg:x="15.968cm" svg:y="0.027cm">
            <draw:object draw:notify-on-update-of-ranges="result.A1:result.A1 result.A2:result.A6 result.E1:result.E1 result.E2:result.E6 result.F2:result.F6 result.F2:result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llocateWithMemory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31814.614716" calcext:value-type="float">
            <text:p>1231814,614716</text:p>
          </table:table-cell>
          <table:table-cell office:value-type="float" office:value="109362.973487" calcext:value-type="float">
            <text:p>109362,973487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llocateWithMemory2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26192.069017" calcext:value-type="float">
            <text:p>926192,069017</text:p>
          </table:table-cell>
          <table:table-cell office:value-type="float" office:value="94586.318779" calcext:value-type="float">
            <text:p>94586,318779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llocateWithMemory3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84987.524322" calcext:value-type="float">
            <text:p>1184987,524322</text:p>
          </table:table-cell>
          <table:table-cell office:value-type="float" office:value="50791.888379" calcext:value-type="float">
            <text:p>50791,888379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llocateWithMemory4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87076.022115" calcext:value-type="float">
            <text:p>1187076,022115</text:p>
          </table:table-cell>
          <table:table-cell office:value-type="float" office:value="91644.314653" calcext:value-type="float">
            <text:p>91644,314653</text:p>
          </table:table-cell>
          <table:table-cell office:value-type="string" calcext:value-type="string">
            <text:p>ops/s</text:p>
          </table:table-cell>
        </table:table-row>
        <table:table-row table:style-name="ro1">
          <table:table-cell office:value-type="string" calcext:value-type="string">
            <text:p>allocateWithMemory5</text:p>
          </table:table-cell>
          <table:table-cell office:value-type="string" calcext:value-type="string">
            <text:p>thrp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62093.522131" calcext:value-type="float">
            <text:p>2262093,522131</text:p>
          </table:table-cell>
          <table:table-cell office:value-type="float" office:value="56417.696075" calcext:value-type="float">
            <text:p>56417,696075</text:p>
          </table:table-cell>
          <table:table-cell office:value-type="string" calcext:value-type="string">
            <text:p>ops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2T22:03:31.637722823</dc:date>
    <meta:editing-duration>PT13M7S</meta:editing-duration>
    <meta:editing-cycles>1</meta:editing-cycles>
    <meta:document-statistic meta:table-count="1" meta:cell-count="42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result.F2:result.F6" chart:error-lower-range="result.F2:result.F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F2:result.F6" chart:error-lower-range="result.F2:result.F6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F2:result.F6" chart:error-lower-range="result.F2:result.F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48cm" svg:height="19.79cm" xlink:href=".." xlink:type="simple" chart:class="chart:bar" chart:style-name="ch1">
        <chart:legend chart:legend-position="end" svg:x="24.793cm" svg:y="9.596cm" style:legend-expansion="high" chart:style-name="ch2"/>
        <chart:plot-area chart:style-name="ch3" table:cell-range-address="result.A1:result.A6 result.E1:result.E6" chart:data-source-has-labels="both" svg:x="0.361cm" svg:y="0.209cm" svg:width="23.734cm" svg:height="18.996cm">
          <chartooo:coordinate-region svg:x="1.908cm" svg:y="0.408cm" svg:width="22.187cm" svg:height="18.15cm"/>
          <chart:axis chart:dimension="x" chart:name="primary-x" chart:style-name="ch4" chartooo:axis-type="auto">
            <chartooo:date-scale/>
            <chart:categories table:cell-range-address="result.A2:result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E2:result.E6" chart:label-cell-address="result.E1:result.E1" chart:class="chart:bar">
            <chart:error-indicator chart:style-name="ch8" chart:dimension="y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result.E1:result.E1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allocateWithMemory</text:p>
                <draw:g>
                  <svg:desc>result.A2:result.A6</svg:desc>
                </draw:g>
              </table:table-cell>
              <table:table-cell office:value-type="float" office:value="1231814.614716">
                <text:p>1231814.614716</text:p>
                <draw:g>
                  <svg:desc>result.E2:result.E6</svg:desc>
                </draw:g>
              </table:table-cell>
              <table:table-cell office:value-type="float" office:value="109362.973487">
                <text:p>109362.973487</text:p>
                <draw:g>
                  <svg:desc>result.F2:result.F6</svg:desc>
                </draw:g>
              </table:table-cell>
              <table:table-cell office:value-type="float" office:value="109362.973487">
                <text:p>109362.973487</text:p>
                <draw:g>
                  <svg:desc>result.F2:result.F6</svg:desc>
                </draw:g>
              </table:table-cell>
            </table:table-row>
            <table:table-row>
              <table:table-cell office:value-type="string">
                <text:p>allocateWithMemory2</text:p>
              </table:table-cell>
              <table:table-cell office:value-type="float" office:value="926192.069017">
                <text:p>926192.069017</text:p>
              </table:table-cell>
              <table:table-cell office:value-type="float" office:value="94586.318779">
                <text:p>94586.318779</text:p>
              </table:table-cell>
              <table:table-cell office:value-type="float" office:value="94586.318779">
                <text:p>94586.318779</text:p>
              </table:table-cell>
            </table:table-row>
            <table:table-row>
              <table:table-cell office:value-type="string">
                <text:p>allocateWithMemory3</text:p>
              </table:table-cell>
              <table:table-cell office:value-type="float" office:value="1184987.524322">
                <text:p>1184987.524322</text:p>
              </table:table-cell>
              <table:table-cell office:value-type="float" office:value="50791.888379">
                <text:p>50791.888379</text:p>
              </table:table-cell>
              <table:table-cell office:value-type="float" office:value="50791.888379">
                <text:p>50791.888379</text:p>
              </table:table-cell>
            </table:table-row>
            <table:table-row>
              <table:table-cell office:value-type="string">
                <text:p>allocateWithMemory4</text:p>
              </table:table-cell>
              <table:table-cell office:value-type="float" office:value="1187076.022115">
                <text:p>1187076.022115</text:p>
              </table:table-cell>
              <table:table-cell office:value-type="float" office:value="91644.314653">
                <text:p>91644.314653</text:p>
              </table:table-cell>
              <table:table-cell office:value-type="float" office:value="91644.314653">
                <text:p>91644.314653</text:p>
              </table:table-cell>
            </table:table-row>
            <table:table-row>
              <table:table-cell office:value-type="string">
                <text:p>allocateWithMemory5</text:p>
              </table:table-cell>
              <table:table-cell office:value-type="float" office:value="2262093.522131">
                <text:p>2262093.522131</text:p>
              </table:table-cell>
              <table:table-cell office:value-type="float" office:value="56417.696075">
                <text:p>56417.696075</text:p>
              </table:table-cell>
              <table:table-cell office:value-type="float" office:value="56417.696075">
                <text:p>56417.696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